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9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R. Wiley; Sabato Morai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; S. R. Wiley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3 June 1874</text:p>
      <text:p text:style-name="P5">Month<text:tab/><text:tab/><text:tab/><text:tab/><text:tab/><text:tab/>June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lifor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as Yehudah-Yoducha; Dan-Yadua-God-Gidad. <text:s/>Were I not at present much/ occupied, I would write more at length, and possibly to your satisfaction. <text:s/>As it is, you must/ excuse the brevity, [crossed-out: and believe me] Yours truly/ S. Morais/</text:span></text:p>
      <text:p text:style-name="P3"><text:span text:style-name="T1">San Francisco Cal./</text:span></text:p>
      <text:p text:style-name="P3"><text:span text:style-name="T1">June 23</text:span><text:span text:style-name="T2">rd</text:span><text:span text:style-name="T1"> 1874/</text:span></text:p>
      <text:p text:style-name="P2"><text:span text:style-name="T1">Revd. S. Morais/</text:span></text:p>
      <text:p text:style-name="P2"><text:span text:style-name="T1"><text:tab/>Dear Sir/</text:span></text:p>
      <text:p text:style-name="P2"><text:span text:style-name="T1"><text:tab/><text:tab/>In our Jewish paper “The Hebrew” of May/ 15</text:span><text:span text:style-name="T2">th</text:span><text:span text:style-name="T1"> last I read a sermon of yours on “The study of the Hebrew;”/ in which I found an idea concerning the Hebrew Language, so to-/tally different from my preconceived views of the subject, that I/ have taken the liberty, through a stranger, of writing to you for in-/formation. <text:s/>The origin of the Hebrew language, has been a matter of/ serious thought to me for many years past; and I have been during/ that period looking earnestly for light on the subject, and as you inci-/dentally treat of it, I write, in the hope that you can give me the/ information I seek. <text:s/>The following is the passage I want cleared up./ <text:s/>“Not their ignorance of another peoples' language suggested the term/--in the sentence of the heaven-gifted poet, </text:span><text:span text:style-name="T4">but their retention of the</text:span><text:span text:style-name="T5">/ </text:span><text:span text:style-name="T4">ancestral language</text:span><text:span text:style-name="T5">, their cherishing it, and setting therefore a value,/ which made them consider strange what was not Hebrew. <text:s/>The merit/ of having affectionately kept it as a distinguishing characteristic, is/ reckoned by the sages as one of the virtues that purchased Israel's deliv-/erance. <text:s/>But even if we are disinclined to accept the Rabbinical axiom/</text:span></text:p>
      <text:p text:style-name="P2"><text:span text:style-name="T5"/></text:p>
      <text:p text:style-name="P2"><text:span text:style-name="T5">[Page 2]</text:span></text:p>
      <text:p text:style-name="P2"><text:span text:style-name="T5">we cannot gainsay this truth. <text:s/>Our predecessors, who responded to the vic-/torious song of their champion on the shore of the Red Sea; our predecessors,/ who stood at the foot of Sinai to receive the Divine Mandate, must have/ treasured up a perfect knowledge of the language, brought from Canaan/ by the seventy persons who formed the nucleus of a future nationality; and/ that they accomplished in spite of a refined despotism, bent upon extinguish-/ing every sentiment of union among the enslaved.”/</text:span></text:p>
      <text:p text:style-name="P2"><text:span text:style-name="T5"><text:tab/>You say the Israelites carried the Hebrew Language with them/ into Egypt. <text:s/>Where did it come from? <text:s/>Abraham was a Chaldee/ and the Chaldee is not Hebrew? <text:s/>Isaac went to Chaldea to get a wife/ and Jacob went there and got [?] and remained there twenty years/ according to some commentators, forty years according to others; conse-/quently the whole family must have talked Chaldee./</text:span></text:p>
      <text:p text:style-name="P2"><text:span text:style-name="T5"><text:tab/>Philo, who I suppose you will take as good evidence, says in his/ 4</text:span><text:span text:style-name="T3">th</text:span><text:span text:style-name="T5"> volume, in his treatise “On the virtues and office of Ambassadors”/ “and this nation of suppliants </text:span><text:span text:style-name="T4">is in the Chaldee language, called Israel</text:span><text:span text:style-name="T5">,/ but when the name is translated into the Greek language it is called “the/ seeing nation.” <text:s/>Now this name Israel, was given Jacob at Penuel/ by an angel of God, and it being Chaldee, we must suppose the angel/ talked with him in that language, which would not have been the/ case, had there been a Hebrew language at that time. <text:s/>Moreover,/ how can you account for the presentation of their original tongue/ by the </text:span><text:span text:style-name="T4">descendants of seventy persons</text:span><text:span text:style-name="T5">, during a period of 400 years/</text:span></text:p>
      <text:p text:style-name="P2"><text:span text:style-name="T5"/></text:p>
      <text:p text:style-name="P2"><text:span text:style-name="T5">[Page 3]</text:span></text:p>
      <text:p text:style-name="P2"><text:span text:style-name="T5">when the many ten thousands who were carried captive to Babylon/ lost their mother tongue in </text:span><text:span text:style-name="T4">seventy years</text:span><text:span text:style-name="T5">—so that at their return/ to Jerusalem, they had to Employ </text:span><text:span text:style-name="T4">interpreters</text:span><text:span text:style-name="T5"> in the synagogue/ that the people might understand?/</text:span></text:p>
      <text:p text:style-name="P2"><text:span text:style-name="T5"><text:tab/>The object of my inquiry is, </text:span><text:span text:style-name="T4">what proof</text:span><text:span text:style-name="T5"> have you, that/ Jacob and his desendants[sic] talked in the Hebrew tongue on their/ entrance into Egypt. <text:s/>I maintain there was no Hebrew language/ at that time./</text:span></text:p>
      <text:p text:style-name="P2"><text:span text:style-name="T5"><text:tab/>You will oblige me if at your earliest leisure, you would/ let me hear your solution of this question./</text:span></text:p>
      <text:p text:style-name="P2"><text:span text:style-name="T5"><text:tab/><text:tab/><text:tab/><text:tab/><text:tab/><text:tab/><text:tab/><text:tab/><text:tab/><text:tab/>S. R. Wiley/</text:span></text:p>
      <text:p text:style-name="P2"><text:span text:style-name="T5"><text:tab/><text:tab/><text:tab/><text:tab/><text:tab/><text:tab/><text:tab/><text:tab/><text:tab/><text:tab/>No 730 Montgomery Street/</text:span></text:p>
      <text:p text:style-name="P2"><text:span text:style-name="T5"><text:tab/><text:tab/><text:tab/><text:tab/><text:tab/><text:tab/><text:tab/><text:tab/><text:tab/><text:tab/><text:tab/>San Francisco Cal./</text:span></text:p>
      <text:p text:style-name="P2"><text:span text:style-name="T5"/></text:p>
      <text:p text:style-name="P2"><text:span text:style-name="T5">[Page 4]</text:span></text:p>
      <text:p text:style-name="P2"><text:span text:style-name="T5">S. R. Wiley Esqre/</text:span></text:p>
      <text:p text:style-name="P3"><text:span text:style-name="T5">Phila July 3d 1874/</text:span></text:p>
      <text:p text:style-name="P2"><text:span text:style-name="T5">Dear Sir/</text:span></text:p>
      <text:p text:style-name="P2"><text:span text:style-name="T5"><text:tab/>Your letter of the 23</text:span><text:span text:style-name="T3">rd</text:span><text:span text:style-name="T5"> ult, came to hand just now. <text:s/>I hasten to/ reply as briefly as the subject allows. <text:s/>Without discussing at all the question as to/ the language </text:span><text:span text:style-name="T4">first</text:span><text:span text:style-name="T5"> spoken,--through </text:span><text:span text:style-name="T4">Adam</text:span><text:span text:style-name="T5"> from </text:span><text:span text:style-name="T4">Adamah</text:span><text:span text:style-name="T5">, and </text:span><text:span text:style-name="T4">Isha</text:span><text:span text:style-name="T5"> from </text:span><text:span text:style-name="T4">Ish</text:span><text:span text:style-name="T5"> would/ entitle the Hebrew to the right of primogeniture, we may confidently say that at the earliest/ periods of Biblical history, the Aramaic and Hebrew were very near [?], similar to the/ Spanish and Portuguese of an days. <text:s/>The fact that the Alphabet,--doubtless of very ancient/ origin, and according to the sages coeval with creation, contains the names of letters like Beth/ (Hebrew) and Nua (Aramaic) &amp;c &amp;c, carries out the views generally [crossed-out] entertained. <text:s/>Gradually, however,/ the two languages separated, so much so that at the time of Jacob they were distinct. <text:s/>The patriarch/ called the heap of Homes set up to tish[?] to his promise “Gol Ed”, while [?] named/ “Yegar Sahadutah.” <text:s/>The opinion of Philo in the point at issue is of no value. <text:s/>I believe/ that the good and learned Jew had no knowledge of Hebrew. <text:s/>Our Hellenist brethren used the/ Greek even in public worship. <text:s/>A tyro will perceive that Israel is anological to </text:span><text:span text:style-name="T4">Jasar Eb</text:span><text:span text:style-name="T5">,/ as the cont[?] shows, [crossed-out: namely] (having power over the mighty); as the prophet Hosea intimates,/ and as Josephus—no main authority, confirms. <text:s/>The difference between the history of our fathers in/ Egypt, and our predecessors in Babylon, in connection with the sacred tongue, is clearly explained in/ the [crossed-out: Bible] Scriptures. <text:s/>While intermarriages with heathen women happened constantly during the captivity in Chaldea,/ in the land of the Pharaohs, they very rarely took place. <text:s/>In one case the mothers taught their vernacular/ to the exclusion of the Hebrew, in the other, such influences were not at work./</text:span></text:p>
      <text:p text:style-name="P2"><text:span text:style-name="T5">The proof that the 70 persons who emigrated to Egypt spoke the Hebrew, is, among others, the/ following. <text:s/>The blessing of Jacob to the tribes, where notwithstanding modern criticism denying its avowed/ authorship, bears internal evidences of its genuineness; contains several homonyms, that can best carried out in the Hebrew,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12:06:42</meta:creation-date>
    <dc:date>2009-05-19T13:01:08</dc:date>
    <dc:language>en-US</dc:language>
    <meta:editing-cycles>2</meta:editing-cycles>
    <meta:editing-duration>PT7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84" meta:word-count="1168" meta:character-count="7177"/>
  </office:meta>
</office:document-meta>
</file>